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paragraph-rsid="00068ea0" style:font-size-asian="15pt" style:font-size-complex="15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style:style style:name="P8" style:family="paragraph">
      <loext:graphic-properties draw:fill-color="#ffbf00"/>
      <style:paragraph-properties style:writing-mode="lr-tb"/>
    </style:style>
    <style:style style:name="P9" style:family="paragraph">
      <style:text-properties fo:font-size="12pt"/>
    </style:style>
    <style:style style:name="P10" style:family="paragraph">
      <loext:graphic-properties draw:fill-color="#ffbf00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Dot" draw:marker-start="Arrowheads_20_4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marker-start=""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marker-start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start="Arrowheads_20_1" draw:marker-end="Arrowheads_20_2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marker-start="Arrowheads_20_1" draw:marker-end="Arrowheads_20_2" draw:fill-color="#ffbf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marker-start="Arrowheads_20_1" draw:marker-end="Arrowheads_20_2" draw:fill-color="#ffbf00" draw:textarea-horizontal-align="justify" draw:textarea-vertical-align="middle" draw:auto-grow-height="false" fo:min-height="0.998cm" fo:min-width="2.37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draw:marker-start="Arrowheads_20_1" draw:marker-end="Arrowheads_20_2" draw:fill-color="#ffbf00" draw:textarea-horizontal-align="justify" draw:textarea-vertical-align="middle" draw:auto-grow-height="false" fo:min-height="1.374cm" fo:min-width="3.68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marker-start="Arrowheads_20_1" draw:marker-end="Arrowheads_20_2" draw:fill-color="#ffbf00" draw:textarea-horizontal-align="justify" draw:textarea-vertical-align="middle" draw:auto-grow-height="false" fo:min-height="1.374cm" fo:min-width="2.91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draw:marker-start="Arrowheads_20_1" draw:marker-end="Arrowheads_20_2" draw:fill-color="#ffbf00" draw:textarea-horizontal-align="justify" draw:textarea-vertical-align="middle" draw:auto-grow-height="false" fo:min-height="1.415cm" fo:min-width="2.9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marker-start="Arrowheads_20_1" draw:marker-end="Arrowheads_20_2" draw:fill-color="#ffbf00" draw:textarea-horizontal-align="justify" draw:textarea-vertical-align="middle" draw:auto-grow-height="false" fo:min-height="1.166cm" fo:min-width="2.81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xograma </text:p>
      <text:p text:style-name="P1"/>
      <text:p text:style-name="P1"><draw:custom-shape text:anchor-type="paragraph" draw:z-index="0" draw:name="Shape 1" draw:style-name="gr10" draw:text-style-name="P8" svg:width="3.352cm" svg:height="1.412cm" svg:x="-0.949cm" svg:y="0.339cm"><text:p><text:s text:c="7"/>Iní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12" draw:style-name="gr10" draw:text-style-name="P8" svg:width="3.352cm" svg:height="1.412cm" svg:x="9.682cm" svg:y="0.206cm"><text:p><text:s text:c="8"/>Fi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5" draw:name="Line 4" draw:style-name="gr9" draw:text-style-name="P7" svg:x1="5.932cm" svg:y1="2.773cm" svg:x2="5.8cm" svg:y2="0.568cm"><text:p/></draw:line><draw:line text:anchor-type="paragraph" draw:z-index="19" draw:name="Line 8" draw:style-name="gr8" draw:text-style-name="P6" svg:x1="3.551cm" svg:y1="0.415cm" svg:x2="4.036cm" svg:y2="4.251cm"><text:p/></draw:line><draw:line text:anchor-type="paragraph" draw:z-index="39" draw:name="Horizontal line 7" draw:style-name="gr3" draw:text-style-name="P5" svg:x1="15.894cm" svg:y1="0.312cm" svg:x2="15.894cm" svg:y2="2.773cm"><text:p/></draw:line><draw:line text:anchor-type="paragraph" draw:z-index="40" draw:name="Horizontal line 8" draw:style-name="gr2" draw:text-style-name="P5" svg:x1="13.033cm" svg:y1="0.312cm" svg:x2="15.894cm" svg:y2="0.312cm"><text:p/></draw:line></text:p>
      <text:p text:style-name="P2"><draw:custom-shape text:anchor-type="paragraph" draw:z-index="1" draw:name="Shape 2" draw:style-name="gr13" draw:text-style-name="P8" svg:width="3.065cm" svg:height="1.567cm" svg:x="-0.817cm" svg:y="1.901cm"><text:p><text:s text:c="8"/>Escolha </text:p><text:p><text:s text:c="11"/>seu</text:p><text:p><text:s text:c="8"/>pedid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14" draw:text-style-name="P10" svg:width="4.479cm" svg:height="1.855cm" svg:x="-1.543cm" svg:y="5.008cm"><text:p text:style-name="P9"><text:span text:style-name="T2">Baixe nosso APP</text:span></text:p><text:p text:style-name="P9"><text:span text:style-name="T2"><text:s text:c="12"/></text:span><text:span text:style-name="T2">e</text:span></text:p><text:p text:style-name="P9"><text:span text:style-name="T2">faça seu pedido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" draw:name="Shape 4" draw:style-name="gr13" draw:text-style-name="P8" svg:width="3.065cm" svg:height="1.567cm" svg:x="-0.728cm" svg:y="8.583cm"><text:p><text:s text:c="2"/></text:p><text:p><text:s text:c="4"/>Baixar <text:s/>APP <text:s text:c="4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3" draw:text-style-name="P8" svg:width="3.065cm" svg:height="1.567cm" svg:x="4.473cm" svg:y="5.098cm"><text:p><text:s text:c="6"/></text:p><text:p><text:s text:c="9"/>Pedido </text:p><text:p><text:s text:c="6"/>processado <text:s text:c="4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6" draw:style-name="gr14" draw:text-style-name="P10" svg:width="4.479cm" svg:height="1.855cm" svg:x="9.181cm" svg:y="5.098cm"><text:p text:style-name="P9"><text:span text:style-name="T2">Pedido Aprovado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6" draw:name="Shape 7" draw:style-name="gr13" draw:text-style-name="P8" svg:width="3.065cm" svg:height="1.567cm" svg:x="9.901cm" svg:y="1.789cm"><text:p><text:s text:c="6"/></text:p><text:p><text:s/>Envio p/cliente:</text:p><text:p><text:s text:c="5"/>Pedido não </text:p><text:p><text:s text:c="7"/>aprovado <text:s text:c="4"/></text:p><text:p><text:s text:c="4"/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8" draw:style-name="gr12" draw:text-style-name="P8" svg:width="3.065cm" svg:height="1.523cm" svg:x="14.573cm" svg:y="10.082cm"><text:p><text:s text:c="6"/></text:p><text:p><text:s text:c="4"/>Preparação </text:p><text:p><text:s text:c="12"/>do </text:p><text:p><text:s text:c="8"/>pedido <text:s text:c="3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9" draw:style-name="gr12" draw:text-style-name="P8" svg:width="3.065cm" svg:height="1.523cm" svg:x="14.508cm" svg:y="7.477cm"><text:p><text:s text:c="6"/></text:p><text:p><text:s text:c="6"/>Embalar</text:p><text:p><text:s text:c="12"/>o </text:p><text:p><text:s text:c="7"/>produto <text:s text:c="2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10" draw:style-name="gr12" draw:text-style-name="P8" svg:width="3.065cm" svg:height="1.523cm" svg:x="14.487cm" svg:y="4.854cm"><text:p><text:s text:c="6"/></text:p><text:p><text:s text:c="5"/></text:p><text:p/><text:p><text:s text:c="5"/>Armazenar </text:p><text:p><text:s text:c="14"/>o</text:p><text:p><text:s text:c="9"/>produto</text:p><text:p><text:s text:c="11"/></text:p><text:p><text:s text:c="4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1" draw:style-name="gr11" draw:text-style-name="P8" svg:width="3.837cm" svg:height="1.523cm" svg:x="14.046cm" svg:y="2.297cm"><text:p><text:s text:c="6"/></text:p><text:p><text:s text:c="5"/></text:p><text:p/><text:p><text:s text:c="3"/>Aguardar a retirada </text:p><text:p><text:s text:c="17"/>do</text:p><text:p><text:s text:c="3"/>Produto pelo cliente</text:p><text:p><text:s text:c="11"/></text:p><text:p><text:s text:c="4"/></text:p><text:p><text:s text:c="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Line 1" draw:style-name="gr9" draw:text-style-name="P7" svg:x1="0.817cm" svg:y1="0.665cm" svg:x2="0.905cm" svg:y2="1.326cm"><text:p/></draw:line><draw:line text:anchor-type="paragraph" draw:z-index="13" draw:name="Line 2" draw:style-name="gr9" draw:text-style-name="P7" svg:x1="4.477cm" svg:y1="0.203cm" svg:x2="4.366cm" svg:y2="1.835cm"><text:p/></draw:line><draw:line text:anchor-type="paragraph" draw:z-index="14" draw:name="Line 3" draw:style-name="gr9" draw:text-style-name="P7" svg:x1="5.424cm" svg:y1="0.004cm" svg:x2="5.556cm" svg:y2="2.1cm"><text:p/></draw:line><draw:line text:anchor-type="paragraph" draw:z-index="16" draw:name="Line 5" draw:style-name="gr9" draw:text-style-name="P7" svg:x1="5.556cm" svg:y1="0.136cm" svg:x2="5.932cm" svg:y2="1.988cm"><text:p/></draw:line><draw:line text:anchor-type="paragraph" draw:z-index="17" draw:name="Line 6" draw:style-name="gr8" draw:text-style-name="P6" svg:x1="0.617cm" svg:y1="0.533cm" svg:x2="0.573cm" svg:y2="1.526cm"><text:p/></draw:line><draw:line text:anchor-type="paragraph" draw:z-index="18" draw:name="Line 7" draw:style-name="gr8" draw:text-style-name="P6" svg:x1="0.573cm" svg:y1="1.635cm" svg:x2="0.594cm" svg:y2="0.533cm"><text:p/></draw:line><draw:line text:anchor-type="paragraph" draw:z-index="20" draw:name="Line 9" draw:style-name="gr8" draw:text-style-name="P6" svg:x1="1.014cm" svg:y1="0.533cm" svg:x2="0.728cm" svg:y2="1.747cm"><text:p/></draw:line><draw:line text:anchor-type="paragraph" draw:z-index="21" draw:name="Line 10" draw:style-name="gr8" draw:text-style-name="P6" svg:x1="2.184cm" svg:y1="0.533cm" svg:x2="3.551cm" svg:y2="0.644cm"><text:p/></draw:line><draw:line text:anchor-type="paragraph" draw:z-index="22" draw:name="Line 11" draw:style-name="gr8" draw:text-style-name="P6" svg:x1="7.211cm" svg:y1="0.356cm" svg:x2="5.424cm" svg:y2="1.547cm"><text:p/></draw:line><draw:line text:anchor-type="paragraph" draw:z-index="23" draw:name="Line 12" draw:style-name="gr7" draw:text-style-name="P5" svg:x1="0.573cm" svg:y1="1.902cm" svg:x2="0.573cm" svg:y2="0.533cm"><text:p/></draw:line><draw:line text:anchor-type="paragraph" draw:z-index="24" draw:name="Line 13" draw:style-name="gr7" draw:text-style-name="P5" svg:x1="0.726cm" svg:y1="5.119cm" svg:x2="0.684cm" svg:y2="3.468cm"><text:p/></draw:line><draw:line text:anchor-type="paragraph" draw:z-index="25" draw:name="Line 14" draw:style-name="gr7" draw:text-style-name="P5" svg:x1="0.75cm" svg:y1="8.737cm" svg:x2="0.695cm" svg:y2="6.862cm"><text:p/></draw:line><draw:line text:anchor-type="paragraph" draw:z-index="26" draw:name="Line 15" draw:style-name="gr6" draw:text-style-name="P5" svg:x1="5.987cm" svg:y1="6.664cm" svg:x2="5.987cm" svg:y2="9.259cm"><text:p/></draw:line><draw:line text:anchor-type="paragraph" draw:z-index="27" draw:name="Line 16" draw:style-name="gr5" draw:text-style-name="P5" svg:x1="2.335cm" svg:y1="9.307cm" svg:x2="5.986cm" svg:y2="9.259cm"><text:p/></draw:line><draw:line text:anchor-type="paragraph" draw:z-index="28" draw:name="Line 17" draw:style-name="gr4" draw:text-style-name="P5" svg:x1="2.935cm" svg:y1="5.888cm" svg:x2="4.473cm" svg:y2="5.911cm"><text:p/></draw:line><draw:line text:anchor-type="paragraph" draw:z-index="29" draw:name="Line 18" draw:style-name="gr4" draw:text-style-name="P5" svg:x1="7.537cm" svg:y1="5.935cm" svg:x2="9.061cm" svg:y2="6.007cm"><text:p/></draw:line><draw:line text:anchor-type="paragraph" draw:z-index="30" draw:name="Horizontal line 1" draw:style-name="gr3" draw:text-style-name="P5" svg:x1="7.537cm" svg:y1="5.978cm" svg:x2="8.883cm" svg:y2="5.978cm"><text:p/></draw:line><draw:line text:anchor-type="paragraph" draw:z-index="31" draw:name="Horizontal line 2" draw:style-name="gr3" draw:text-style-name="P5" svg:x1="7.537cm" svg:y1="5.978cm" svg:x2="9.061cm" svg:y2="5.978cm"><text:p/></draw:line><draw:line text:anchor-type="paragraph" draw:z-index="32" draw:name="Line 19" draw:style-name="gr2" draw:text-style-name="P5" svg:x1="11.446cm" svg:y1="3.355cm" svg:x2="11.446cm" svg:y2="5.098cm"><text:p/></draw:line><draw:line text:anchor-type="paragraph" draw:z-index="33" draw:name="Vertical line 1" draw:style-name="gr2" draw:text-style-name="P5" svg:x1="11.374cm" svg:y1="0.377cm" svg:x2="11.374cm" svg:y2="1.788cm"><text:p/></draw:line><draw:line text:anchor-type="paragraph" draw:z-index="34" draw:name="Horizontal line 3" draw:style-name="gr3" draw:text-style-name="P5" svg:x1="11.502cm" svg:y1="6.951cm" svg:x2="11.502cm" svg:y2="10.789cm"><text:p/></draw:line><draw:line text:anchor-type="paragraph" draw:z-index="35" draw:name="Line 20" draw:style-name="gr2" draw:text-style-name="P5" svg:x1="14.573cm" svg:y1="10.816cm" svg:x2="11.502cm" svg:y2="10.79cm"><text:p/></draw:line><draw:line text:anchor-type="paragraph" draw:z-index="36" draw:name="Horizontal line 4" draw:style-name="gr3" draw:text-style-name="P5" svg:x1="16.053cm" svg:y1="10.082cm" svg:x2="16.027cm" svg:y2="8.999cm"><text:p/></draw:line><draw:line text:anchor-type="paragraph" draw:z-index="37" draw:name="Horizontal line 5" draw:style-name="gr3" draw:text-style-name="P5" svg:x1="15.947cm" svg:y1="7.477cm" svg:x2="15.947cm" svg:y2="6.376cm"><text:p/></draw:line><draw:line text:anchor-type="paragraph" draw:z-index="38" draw:name="Horizontal line 6" draw:style-name="gr3" draw:text-style-name="P5" svg:x1="16cm" svg:y1="4.854cm" svg:x2="15.974cm" svg:y2="3.819cm"><text:p/></draw:line><draw:frame text:anchor-type="paragraph" draw:z-index="41" draw:name="Text Frame 1" draw:style-name="gr1" draw:text-style-name="P4" svg:width="1.763cm" svg:height="1.763cm" svg:x="2.101cm" svg:y="4.457cm"><draw:text-box><text:p/><text:p/><text:p><text:s/><text:s/><text:s/><text:s/><text:s/><text:s/><text:s/><text:s/><text:span text:style-name="T1">S</text:span><text:span text:style-name="T1">i</text:span><text:span text:style-name="T1">m</text:span></text:p></draw:text-box></draw:frame><draw:frame text:anchor-type="paragraph" draw:z-index="42" draw:name="Text Frame 2" draw:style-name="gr1" draw:text-style-name="P3" svg:width="1.763cm" svg:height="1.763cm" svg:x="0.593cm" svg:y="6.706cm"><draw:text-box><text:p><text:span text:style-name="T1"/></text:p><text:p><text:span text:style-name="T1"><text:s/></text:span><text:span text:style-name="T1"><text:s/></text:span><text:span text:style-name="T1"><text:s/></text:span><text:span text:style-name="T1"><text:s/></text:span></text:p><text:p><text:span text:style-name="T1"><text:s/></text:span><text:span text:style-name="T1"><text:s/></text:span><text:span text:style-name="T1"><text:s/></text:span><text:span text:style-name="T1"><text:s/></text:span><text:span text:style-name="T1">N</text:span><text:span text:style-name="T1">ã</text:span><text:span text:style-name="T1">o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1131 1580" svg:d="M1013 1491l118 89-567-1580-564 1580 114-85 136-68 148-46 161-17 161 13 153 46z"/>
    <draw:marker draw:name="Arrowheads_20_5" draw:display-name="Arrowheads 5" svg:viewBox="0 7 20 13" svg:d="M0 20l10-13 10 13z"/>
    <draw:marker draw:name="Arrowheads_20_6" draw:display-name="Arrowheads 6" svg:viewBox="0 826 1131 754" svg:d="M566 826l-566 754 114-85 136-68 148-46 161-17 161 13 153 46 140 68 118 89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4:37:10.514641582</meta:creation-date>
    <dc:date>2024-07-04T21:43:56.933451542</dc:date>
    <meta:editing-duration>PT3H10M49S</meta:editing-duration>
    <meta:editing-cycles>17</meta:editing-cycles>
    <meta:generator>LibreOffice/7.6.5.2$Linux_X86_64 LibreOffice_project/60$Build-2</meta:generator>
    <meta:document-statistic meta:table-count="0" meta:image-count="0" meta:object-count="0" meta:page-count="1" meta:paragraph-count="1" meta:word-count="1" meta:character-count="11" meta:non-whitespace-character-count="10"/>
  </office:meta>
</office:document-meta>
</file>